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EDWC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ensity Select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/c <text:s/>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/c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I</text:p>
          </table:table-cell>
          <table:table-cell office:value-type="string" calcext:value-type="string">
            <text:p>PA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INDEX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A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MOTEA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Motor Enable A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A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DRVSB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rive Sel B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/DRVSA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rive Sel A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MOTEB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Motor Enable B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DIR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STEP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TIM4_CH3</text:p>
          </table:table-cell>
          <table:table-cell office:value-type="string" calcext:value-type="string">
            <text:p>PB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/WDATE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Write Data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/WGATE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Floppy Write Enable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/TRK00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Track 0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/WPT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Write Protect</text:p>
          </table:table-cell>
          <table:table-cell/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TIM2_CH3</text:p>
          </table:table-cell>
          <table:table-cell office:value-type="string" calcext:value-type="string">
            <text:p>PA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RDATA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Read Data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/SIDE1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Head Select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/DSKCHG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Disk Change/Ready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Unus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IM5_CH2</text:p>
          </table:table-cell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IndexSi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.00.0000</text:date>, <text:time style:data-style-name="N2" text:time-value="21:49:38.2269790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13:45:58.607508344</meta:creation-date>
    <dc:date>2016-04-07T21:50:29.881917040</dc:date>
    <meta:editing-duration>PT10H59M1S</meta:editing-duration>
    <meta:editing-cycles>9</meta:editing-cycles>
    <meta:generator>LibreOffice/5.1.2.1.0$Linux_X86_64 LibreOffice_project/10m0$Build-1</meta:generator>
    <meta:document-statistic meta:table-count="1" meta:cell-count="116" meta:object-count="0"/>
  </office:meta>
</office:document-meta>
</file>